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65cm"/>
    </style:style>
    <style:style style:name="gr2" style:family="graphic" style:parent-style-name="standard">
      <style:graphic-properties draw:textarea-vertical-align="middle" draw:fit-to-size="false" draw:fit-to-contour="true" fo:padding-top="0cm" fo:padding-bottom="0cm" fo:padding-left="0cm" fo:padding-r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22pt" style:font-size-asian="22pt" style:font-size-complex="22pt"/>
    </style:style>
    <style:style style:name="P3" style:family="paragraph">
      <style:paragraph-properties fo:margin-left="0.356cm" fo:margin-right="0cm" fo:margin-top="0cm" fo:margin-bottom="0.127cm" fo:text-indent="0cm" style:text-autospace="none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.356cm" fo:margin-right="0cm" fo:text-indent="0cm" style:text-autospace="none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left="0.356cm" fo:margin-right="0cm" fo:margin-top="0cm" fo:margin-bottom="0cm" fo:text-indent="0cm" style:text-autospace="none"/>
    </style:style>
    <style:style style:name="P8" style:family="paragraph">
      <style:paragraph-properties fo:margin-left="0.356cm" fo:margin-right="0cm" fo:margin-top="0cm" fo:margin-bottom="0.127cm" fo:line-height="100%" fo:text-indent="0cm" style:text-autospace="none"/>
    </style:style>
    <style:style style:name="P9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T1" style:family="text">
      <style:text-properties fo:color="#ff950e"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c1c1c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7.7cm" svg:height="1.115cm" svg:x="1cm" svg:y="1.2cm">
          <draw:text-box>
            <text:p text:style-name="P1"><text:span text:style-name="T1">Base de Datos: ADM_Tareas</text:span></text:p>
          </draw:text-box>
        </draw:frame>
        <draw:rect draw:style-name="gr2" draw:text-style-name="P4" xml:id="id5" draw:id="id5" draw:layer="layout" svg:width="6.1cm" svg:height="6.2cm" svg:x="2.7cm" svg:y="5.2cm">
          <text:p text:style-name="P1"><text:span text:style-name="T2">Usuarios</text:span></text:p>
          <text:p text:style-name="P1"><text:span text:style-name="T2"/></text:p>
          <text:p text:style-name="P3"><text:span text:style-name="T3">UsuarioId INTEGER PK</text:span></text:p>
          <text:p text:style-name="P3"><text:span text:style-name="T3">Nombre VARCHAR(30)</text:span></text:p>
          <text:p text:style-name="P3"><text:span text:style-name="T3">Apellido VARCHAR(30)</text:span></text:p>
          <text:p text:style-name="P3"><text:span text:style-name="T3">Email <text:s text:c="2"/>VARCHAR(50) </text:span></text:p>
          <text:p text:style-name="P3"><text:span text:style-name="T3">Password <text:s text:c="2"/>VARCHAR(20) </text:span></text:p>
          <text:p text:style-name="P3"><text:span text:style-name="T3">RolId <text:s text:c="2"/>INTEGER FK</text:span></text:p>
          <text:p text:style-name="P3"><text:span text:style-name="T3">Activo <text:s text:c="2"/>BOOLEAN</text:span></text:p>
          <text:p text:style-name="P3"><text:span text:style-name="T3">FechaAlta <text:s text:c="2"/>DATE</text:span></text:p>
        </draw:rect>
        <draw:rect draw:style-name="gr2" draw:text-style-name="P4" xml:id="id4" draw:id="id4" draw:layer="layout" svg:width="6.1cm" svg:height="2.5cm" svg:x="2.7cm" svg:y="14.8cm">
          <text:p text:style-name="P1"><text:span text:style-name="T2">Roles</text:span></text:p>
          <text:p text:style-name="P5"><text:span text:style-name="T3"/></text:p>
          <text:p text:style-name="P3"><text:span text:style-name="T3">RolId INTEGER PK</text:span></text:p>
          <text:p text:style-name="P3"><text:span text:style-name="T3">Descripcion VARCHAR(30)</text:span></text:p>
        </draw:rect>
        <draw:rect draw:style-name="gr2" draw:text-style-name="P4" xml:id="id2" draw:id="id2" draw:layer="layout" svg:width="6.7cm" svg:height="7.1cm" svg:x="12cm" svg:y="9.3cm">
          <text:p text:style-name="P1"><text:span text:style-name="T2">Tarea</text:span></text:p>
          <text:p text:style-name="P1"><text:span text:style-name="T2"/></text:p>
          <text:p text:style-name="P3"><text:span text:style-name="T3">TareaId INTEGER PK</text:span></text:p>
          <text:p text:style-name="P3"><text:span text:style-name="T3">Titulo VARCHAR(30)</text:span></text:p>
          <text:p text:style-name="P3"><text:span text:style-name="T3">Descripcion VARCHAR(200)</text:span></text:p>
          <text:p text:style-name="P3"><text:span text:style-name="T3">EstadoId INTEGER FK</text:span></text:p>
          <text:p text:style-name="P3"><text:span text:style-name="T3">Privacidad INTEGER PK</text:span></text:p>
          <text:p text:style-name="P3"><text:span text:style-name="T3">TipoTarea INTEGER FK</text:span></text:p>
          <text:p text:style-name="P3"><text:span text:style-name="T3">UsuarioAlta INTEGER FK</text:span></text:p>
          <text:p text:style-name="P3"><text:span text:style-name="T3">UsuarioAsignado INTEGER FK</text:span></text:p>
          <text:p text:style-name="P3"><text:span text:style-name="T3">FechaAlta DATE</text:span></text:p>
        </draw:rect>
        <draw:rect draw:style-name="gr2" draw:text-style-name="P4" xml:id="id1" draw:id="id1" draw:layer="layout" svg:width="6.1cm" svg:height="2.4cm" svg:x="21.5cm" svg:y="3.4cm">
          <text:p text:style-name="P1"><text:span text:style-name="T2">TiposTarea</text:span></text:p>
          <text:p text:style-name="P5"><text:span text:style-name="T3"/></text:p>
          <text:p text:style-name="P3"><text:span text:style-name="T3">TipoTareaId INTEGER PK</text:span></text:p>
          <text:p text:style-name="P5"><text:span text:style-name="T3">Descripcion VARCHAR(30)</text:span></text:p>
        </draw:rect>
        <draw:rect draw:style-name="gr2" draw:text-style-name="P9" xml:id="id3" draw:id="id3" draw:layer="layout" svg:width="6.1cm" svg:height="2.6cm" svg:x="21.6cm" svg:y="17.1cm">
          <text:p text:style-name="P6"><text:span text:style-name="T2">Estados</text:span></text:p>
          <text:p text:style-name="P7"><text:span text:style-name="T3"/></text:p>
          <text:p text:style-name="P8"><text:span text:style-name="T3">EstadoId INTEGER PK</text:span></text:p>
          <text:p text:style-name="P7"><text:span text:style-name="T3">Descripcion VARCHAR(30)</text:span></text:p>
        </draw:rect>
        <draw:connector draw:style-name="gr3" draw:text-style-name="P1" draw:layer="layout" svg:x1="21.5cm" svg:y1="4.6cm" svg:x2="18.7cm" svg:y2="12.85cm" draw:start-shape="id1" draw:end-shape="id2" draw:end-glue-point="1" svg:d="M21500 4600h-1400v8250h-1400">
          <text:p/>
        </draw:connector>
        <draw:connector draw:style-name="gr3" draw:text-style-name="P1" draw:layer="layout" svg:x1="21.6cm" svg:y1="18.4cm" svg:x2="15.35cm" svg:y2="16.4cm" draw:start-shape="id3" draw:start-glue-point="3" draw:end-shape="id2" draw:end-glue-point="2" svg:d="M21600 18400h-6250v-2000">
          <text:p/>
        </draw:connector>
        <draw:connector draw:style-name="gr3" draw:text-style-name="P1" draw:layer="layout" svg:x1="5.75cm" svg:y1="14.8cm" svg:x2="5.75cm" svg:y2="11.4cm" draw:start-shape="id4" draw:start-glue-point="0" draw:end-shape="id5" svg:d="M5750 14800v-3400">
          <text:p/>
        </draw:connector>
        <draw:connector draw:style-name="gr3" draw:text-style-name="P1" draw:layer="layout" svg:x1="8.8cm" svg:y1="8.3cm" svg:x2="12cm" svg:y2="12.85cm" draw:start-shape="id5" draw:start-glue-point="1" draw:end-shape="id2" draw:end-glue-point="3" svg:d="M8800 8300h1600v4550h1600">
          <text:p/>
        </draw:connector>
        <draw:rect draw:style-name="gr2" draw:text-style-name="P4" xml:id="id6" draw:id="id6" draw:layer="layout" svg:width="5.2cm" svg:height="2.5cm" svg:x="22.7cm" svg:y="13.3cm">
          <text:p text:style-name="P1"><text:span text:style-name="T2">Privacidad</text:span></text:p>
          <text:p text:style-name="P5"><text:span text:style-name="T3"/></text:p>
          <text:p text:style-name="P3"><text:span text:style-name="T3">PrivacidadId INTEGER PK</text:span></text:p>
          <text:p text:style-name="P3"><text:span text:style-name="T3">Descripcion VARCHAR(30)</text:span></text:p>
        </draw:rect>
        <draw:connector draw:style-name="gr3" draw:text-style-name="P1" draw:layer="layout" svg:x1="22.7cm" svg:y1="14.55cm" svg:x2="18.701cm" svg:y2="12.925cm" draw:start-shape="id6" draw:start-glue-point="3" svg:d="M22700 14550h-2250v-1625h-17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4:26:20.05</meta:creation-date>
    <dc:date>2017-05-21T22:44:42.47</dc:date>
    <meta:editing-duration>PT21H5M11S</meta:editing-duration>
    <meta:editing-cycles>7</meta:editing-cycles>
    <meta:generator>OpenOffice/4.1.3$Win32 OpenOffice.org_project/413m1$Build-9783</meta:generator>
    <meta:document-statistic meta:object-count="12"/>
  </office:meta>
</office:document-meta>
</file>